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2023-01-08 18:21: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1: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1: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1: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1: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1: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1: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1: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1: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1: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1: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1: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1: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1: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1: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1: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1: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1: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1: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1:36</text:p>
          </table:table-cell>
          <table:table-cell office:value-type="float" office:value="0.000675" calcext:value-type="float">
            <text:p>0,000675</text:p>
          </table:table-cell>
        </table:table-row>
        <table:table-row table:style-name="ro1">
          <table:table-cell office:value-type="string" calcext:value-type="string">
            <text:p>2023-01-08 18:21:35</text:p>
          </table:table-cell>
          <table:table-cell office:value-type="float" office:value="0.000725" calcext:value-type="float">
            <text:p>0,000725</text:p>
          </table:table-cell>
        </table:table-row>
        <table:table-row table:style-name="ro1">
          <table:table-cell office:value-type="string" calcext:value-type="string">
            <text:p>2023-01-08 18:21:34</text:p>
          </table:table-cell>
          <table:table-cell office:value-type="float" office:value="15.96235" calcext:value-type="float">
            <text:p>15,96235</text:p>
          </table:table-cell>
        </table:table-row>
        <table:table-row table:style-name="ro1">
          <table:table-cell office:value-type="string" calcext:value-type="string">
            <text:p>2023-01-08 18:21: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1:32</text:p>
          </table:table-cell>
          <table:table-cell office:value-type="float" office:value="0.000975" calcext:value-type="float">
            <text:p>0,000975</text:p>
          </table:table-cell>
        </table:table-row>
        <table:table-row table:style-name="ro1">
          <table:table-cell office:value-type="string" calcext:value-type="string">
            <text:p>2023-01-08 18:21:31</text:p>
          </table:table-cell>
          <table:table-cell office:value-type="float" office:value="16.85982" calcext:value-type="float">
            <text:p>16,85982</text:p>
          </table:table-cell>
        </table:table-row>
        <table:table-row table:style-name="ro1">
          <table:table-cell office:value-type="string" calcext:value-type="string">
            <text:p>2023-01-08 18:21: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1:29</text:p>
          </table:table-cell>
          <table:table-cell office:value-type="float" office:value="0.000725" calcext:value-type="float">
            <text:p>0,000725</text:p>
          </table:table-cell>
        </table:table-row>
        <table:table-row table:style-name="ro1">
          <table:table-cell office:value-type="string" calcext:value-type="string">
            <text:p>2023-01-08 18:21:28</text:p>
          </table:table-cell>
          <table:table-cell office:value-type="float" office:value="16.256125" calcext:value-type="float">
            <text:p>16,256125</text:p>
          </table:table-cell>
        </table:table-row>
        <table:table-row table:style-name="ro1">
          <table:table-cell office:value-type="string" calcext:value-type="string">
            <text:p>2023-01-08 18:21:27</text:p>
          </table:table-cell>
          <table:table-cell office:value-type="float" office:value="0.2288" calcext:value-type="float">
            <text:p>0,2288</text:p>
          </table:table-cell>
        </table:table-row>
        <table:table-row table:style-name="ro1">
          <table:table-cell office:value-type="string" calcext:value-type="string">
            <text:p>2023-01-08 18:21:26</text:p>
          </table:table-cell>
          <table:table-cell office:value-type="float" office:value="0.00075" calcext:value-type="float">
            <text:p>0,00075</text:p>
          </table:table-cell>
        </table:table-row>
        <table:table-row table:style-name="ro1">
          <table:table-cell office:value-type="string" calcext:value-type="string">
            <text:p>2023-01-08 18:21:25</text:p>
          </table:table-cell>
          <table:table-cell office:value-type="float" office:value="16.223725" calcext:value-type="float">
            <text:p>16,223725</text:p>
          </table:table-cell>
        </table:table-row>
        <table:table-row table:style-name="ro1">
          <table:table-cell office:value-type="string" calcext:value-type="string">
            <text:p>2023-01-08 18:21: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1:23</text:p>
          </table:table-cell>
          <table:table-cell office:value-type="float" office:value="1.56615" calcext:value-type="float">
            <text:p>1,56615</text:p>
          </table:table-cell>
        </table:table-row>
        <table:table-row table:style-name="ro1">
          <table:table-cell office:value-type="string" calcext:value-type="string">
            <text:p>2023-01-08 18:21:22</text:p>
          </table:table-cell>
          <table:table-cell office:value-type="float" office:value="15.763375" calcext:value-type="float">
            <text:p>15,763375</text:p>
          </table:table-cell>
        </table:table-row>
        <table:table-row table:style-name="ro1">
          <table:table-cell office:value-type="string" calcext:value-type="string">
            <text:p>2023-01-08 18:21: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1:20</text:p>
          </table:table-cell>
          <table:table-cell office:value-type="float" office:value="0.000925" calcext:value-type="float">
            <text:p>0,000925</text:p>
          </table:table-cell>
        </table:table-row>
        <table:table-row table:style-name="ro1">
          <table:table-cell office:value-type="string" calcext:value-type="string">
            <text:p>2023-01-08 18:21:19</text:p>
          </table:table-cell>
          <table:table-cell office:value-type="float" office:value="16.190775" calcext:value-type="float">
            <text:p>16,190775</text:p>
          </table:table-cell>
        </table:table-row>
        <table:table-row table:style-name="ro1">
          <table:table-cell office:value-type="string" calcext:value-type="string">
            <text:p>2023-01-08 18:21: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1:17</text:p>
          </table:table-cell>
          <table:table-cell office:value-type="float" office:value="0.000725" calcext:value-type="float">
            <text:p>0,000725</text:p>
          </table:table-cell>
        </table:table-row>
        <table:table-row table:style-name="ro1">
          <table:table-cell office:value-type="string" calcext:value-type="string">
            <text:p>2023-01-08 18:21:16</text:p>
          </table:table-cell>
          <table:table-cell office:value-type="float" office:value="16.8017" calcext:value-type="float">
            <text:p>16,8017</text:p>
          </table:table-cell>
        </table:table-row>
        <table:table-row table:style-name="ro1">
          <table:table-cell office:value-type="string" calcext:value-type="string">
            <text:p>2023-01-08 18:21: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1:14</text:p>
          </table:table-cell>
          <table:table-cell office:value-type="float" office:value="0.000825" calcext:value-type="float">
            <text:p>0,000825</text:p>
          </table:table-cell>
        </table:table-row>
        <table:table-row table:style-name="ro1">
          <table:table-cell office:value-type="string" calcext:value-type="string">
            <text:p>2023-01-08 18:21:13</text:p>
          </table:table-cell>
          <table:table-cell office:value-type="float" office:value="17.05505" calcext:value-type="float">
            <text:p>17,05505</text:p>
          </table:table-cell>
        </table:table-row>
        <table:table-row table:style-name="ro1">
          <table:table-cell office:value-type="string" calcext:value-type="string">
            <text:p>2023-01-08 18:21: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1:11</text:p>
          </table:table-cell>
          <table:table-cell office:value-type="float" office:value="0.000775" calcext:value-type="float">
            <text:p>0,000775</text:p>
          </table:table-cell>
        </table:table-row>
        <table:table-row table:style-name="ro1">
          <table:table-cell office:value-type="string" calcext:value-type="string">
            <text:p>2023-01-08 18:21:10</text:p>
          </table:table-cell>
          <table:table-cell office:value-type="float" office:value="16.165625" calcext:value-type="float">
            <text:p>16,165625</text:p>
          </table:table-cell>
        </table:table-row>
        <table:table-row table:style-name="ro1">
          <table:table-cell office:value-type="string" calcext:value-type="string">
            <text:p>2023-01-08 18:21: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1:08</text:p>
          </table:table-cell>
          <table:table-cell office:value-type="float" office:value="7.99415" calcext:value-type="float">
            <text:p>7,99415</text:p>
          </table:table-cell>
        </table:table-row>
        <table:table-row table:style-name="ro1">
          <table:table-cell office:value-type="string" calcext:value-type="string">
            <text:p>2023-01-08 18:21:07</text:p>
          </table:table-cell>
          <table:table-cell office:value-type="float" office:value="7.951" calcext:value-type="float">
            <text:p>7,951</text:p>
          </table:table-cell>
        </table:table-row>
        <table:table-row table:style-name="ro1">
          <table:table-cell office:value-type="string" calcext:value-type="string">
            <text:p>2023-01-08 18:21: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1: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1: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1: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1: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1: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1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2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9: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9: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9: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19:56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sixth</text:p>
          </table:table-cell>
          <table:table-cell office:value-type="string" calcext:value-type="string">
            <text:p>seventh</text:p>
          </table:table-cell>
          <table:table-cell office:value-type="string" calcext:value-type="string">
            <text:p>eigth</text:p>
          </table:table-cell>
          <table:table-cell office:value-type="string" calcext:value-type="string">
            <text:p>ninth</text:p>
          </table:table-cell>
          <table:table-cell office:value-type="string" calcext:value-type="string">
            <text:p>tenth</text:p>
          </table:table-cell>
          <table:table-cell/>
          <table:table-cell office:value-type="string" calcext:value-type="string">
            <text:p>peak avg</text:p>
          </table:table-cell>
          <table:table-cell office:value-type="string" calcext:value-type="string">
            <text:p>peak:</text:p>
          </table:table-cell>
          <table:table-cell office:value-type="string" calcext:value-type="string">
            <text:p>avg of all data</text:p>
          </table:table-cell>
          <table:table-cell office:value-type="string" calcext:value-type="string">
            <text:p>avg of testdata</text:p>
          </table:table-cell>
        </table:table-row>
        <table:table-row table:style-name="ro1">
          <table:table-cell office:value-type="float" office:value="7.99415" calcext:value-type="float">
            <text:p>7,99415</text:p>
          </table:table-cell>
          <table:table-cell office:value-type="float" office:value="16.165625" calcext:value-type="float">
            <text:p>16,165625</text:p>
          </table:table-cell>
          <table:table-cell office:value-type="float" office:value="17.05505" calcext:value-type="float">
            <text:p>17,05505</text:p>
          </table:table-cell>
          <table:table-cell office:value-type="float" office:value="16.8017" calcext:value-type="float">
            <text:p>16,8017</text:p>
          </table:table-cell>
          <table:table-cell office:value-type="float" office:value="16.190775" calcext:value-type="float">
            <text:p>16,190775</text:p>
          </table:table-cell>
          <table:table-cell office:value-type="float" office:value="1.56615" calcext:value-type="float">
            <text:p>1,56615</text:p>
          </table:table-cell>
          <table:table-cell office:value-type="float" office:value="16.223725" calcext:value-type="float">
            <text:p>16,223725</text:p>
          </table:table-cell>
          <table:table-cell office:value-type="float" office:value="16.256125" calcext:value-type="float">
            <text:p>16,256125</text:p>
          </table:table-cell>
          <table:table-cell office:value-type="float" office:value="16.85982" calcext:value-type="float">
            <text:p>16,85982</text:p>
          </table:table-cell>
          <table:table-cell office:value-type="float" office:value="15.96235" calcext:value-type="float">
            <text:p>15,96235</text:p>
          </table:table-cell>
          <table:table-cell/>
          <table:table-cell table:formula="of:=AVERAGE([.A13];[.B13];[.C13];[.D13];[.E13];[.F13];[.G13];[.H13];[.I13];[.J13])" office:value-type="float" office:value="15.5272695" calcext:value-type="float">
            <text:p>15,5272695</text:p>
          </table:table-cell>
          <table:table-cell table:formula="of:=MAX([Sheet1.B:.B])" office:value-type="float" office:value="17.05505" calcext:value-type="float">
            <text:p>17,05505</text:p>
          </table:table-cell>
          <table:table-cell table:formula="of:=AVERAGEIF([$Sheet1.B7:.B54]; &quot;&gt;1&quot;)" office:value-type="float" office:value="13.7324870833333" calcext:value-type="float">
            <text:p>13,7324870833333</text:p>
          </table:table-cell>
          <table:table-cell table:formula="of:=AVERAGE([.A2:.J5])" office:value-type="float" office:value="13.7324870833333" calcext:value-type="float">
            <text:p>13,7324870833333</text:p>
          </table:table-cell>
        </table:table-row>
        <table:table-row table:style-name="ro1">
          <table:table-cell office:value-type="float" office:value="7.951" calcext:value-type="float">
            <text:p>7,951</text:p>
          </table:table-cell>
          <table:table-cell table:number-columns-repeated="4"/>
          <table:table-cell office:value-type="float" office:value="15.763375" calcext:value-type="float">
            <text:p>15,763375</text:p>
          </table:table-cell>
          <table:table-cell table:number-columns-repeated="9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10" office:value-type="string" calcext:value-type="string">
            <text:p>Average</text:p>
          </table:table-cell>
          <table:table-cell table:number-columns-repeated="5"/>
        </table:table-row>
        <table:table-row table:style-name="ro1">
          <table:table-cell table:formula="of:=AVERAGE([.A2:.A5])" office:value-type="float" office:value="7.972575" calcext:value-type="float">
            <text:p>7,972575</text:p>
          </table:table-cell>
          <table:table-cell table:formula="of:=AVERAGE([.B2:.B5])" office:value-type="float" office:value="16.165625" calcext:value-type="float">
            <text:p>16,165625</text:p>
          </table:table-cell>
          <table:table-cell table:formula="of:=AVERAGE([.C2:.C5])" office:value-type="float" office:value="17.05505" calcext:value-type="float">
            <text:p>17,05505</text:p>
          </table:table-cell>
          <table:table-cell table:formula="of:=AVERAGE([.D2:.D5])" office:value-type="float" office:value="16.8017" calcext:value-type="float">
            <text:p>16,8017</text:p>
          </table:table-cell>
          <table:table-cell table:formula="of:=AVERAGE([.E2:.E5])" office:value-type="float" office:value="16.190775" calcext:value-type="float">
            <text:p>16,190775</text:p>
          </table:table-cell>
          <table:table-cell table:formula="of:=AVERAGE([.F2:.F5])" office:value-type="float" office:value="8.6647625" calcext:value-type="float">
            <text:p>8,6647625</text:p>
          </table:table-cell>
          <table:table-cell table:formula="of:=AVERAGE([.G2:.G5])" office:value-type="float" office:value="16.223725" calcext:value-type="float">
            <text:p>16,223725</text:p>
          </table:table-cell>
          <table:table-cell table:formula="of:=AVERAGE([.H2:.H5])" office:value-type="float" office:value="16.256125" calcext:value-type="float">
            <text:p>16,256125</text:p>
          </table:table-cell>
          <table:table-cell table:formula="of:=AVERAGE([.I2:.I5])" office:value-type="float" office:value="16.85982" calcext:value-type="float">
            <text:p>16,85982</text:p>
          </table:table-cell>
          <table:table-cell table:formula="of:=AVERAGE([.J2:.J5])" office:value-type="float" office:value="15.96235" calcext:value-type="float">
            <text:p>15,96235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 office:value-type="string" calcext:value-type="string">
            <text:p>Peak</text:p>
          </table:table-cell>
          <table:table-cell table:number-columns-repeated="5"/>
        </table:table-row>
        <table:table-row table:style-name="ro1">
          <table:table-cell table:formula="of:=MAX([.A2:.A5])" office:value-type="float" office:value="7.99415" calcext:value-type="float">
            <text:p>7,99415</text:p>
          </table:table-cell>
          <table:table-cell table:formula="of:=MAX([.B2:.B5])" office:value-type="float" office:value="16.165625" calcext:value-type="float">
            <text:p>16,165625</text:p>
          </table:table-cell>
          <table:table-cell table:formula="of:=MAX([.C2:.C5])" office:value-type="float" office:value="17.05505" calcext:value-type="float">
            <text:p>17,05505</text:p>
          </table:table-cell>
          <table:table-cell table:formula="of:=MAX([.D2:.D5])" office:value-type="float" office:value="16.8017" calcext:value-type="float">
            <text:p>16,8017</text:p>
          </table:table-cell>
          <table:table-cell table:formula="of:=MAX([.E2:.E5])" office:value-type="float" office:value="16.190775" calcext:value-type="float">
            <text:p>16,190775</text:p>
          </table:table-cell>
          <table:table-cell table:formula="of:=MAX([.F2:.F5])" office:value-type="float" office:value="15.763375" calcext:value-type="float">
            <text:p>15,763375</text:p>
          </table:table-cell>
          <table:table-cell table:formula="of:=MAX([.G2:.G5])" office:value-type="float" office:value="16.223725" calcext:value-type="float">
            <text:p>16,223725</text:p>
          </table:table-cell>
          <table:table-cell table:formula="of:=MAX([.H2:.H5])" office:value-type="float" office:value="16.256125" calcext:value-type="float">
            <text:p>16,256125</text:p>
          </table:table-cell>
          <table:table-cell table:formula="of:=MAX([.I2:.I5])" office:value-type="float" office:value="16.85982" calcext:value-type="float">
            <text:p>16,85982</text:p>
          </table:table-cell>
          <table:table-cell table:formula="of:=MAX([.J2:.J5])" office:value-type="float" office:value="15.96235" calcext:value-type="float">
            <text:p>15,9623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Hind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0" number:min-decimal-places="0" number:min-integer-digits="7" number:grouping="true"/>
    </number:number-style>
    <number:number-style style:name="N107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20:21:09.749462895</meta:creation-date>
    <dc:date>2023-01-09T20:23:07.066758331</dc:date>
    <meta:editing-duration>PT1M58S</meta:editing-duration>
    <meta:editing-cycles>1</meta:editing-cycles>
    <meta:document-statistic meta:table-count="2" meta:cell-count="312" meta:object-count="0"/>
    <meta:generator>LibreOffice/7.4.3.2$Linux_X86_64 LibreOffice_project/40$Build-2</meta:generator>
  </office:meta>
</office:document-meta>
</file>